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officeooo:rsid="0009f8d5"/>
    </style:style>
    <style:style style:name="T2" style:family="text">
      <style:text-properties fo:font-variant="normal" fo:text-transform="none" fo:color="#333333" fo:letter-spacing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57599662" text:style-name="L1">
        <text:list-item>
          <text:p text:style-name="P1"><draw:frame draw:style-name="fr1" draw:name="Object1" text:anchor-type="as-char" svg:y="-1.0028in" svg:width="3.7591in" svg:height="1.9465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9f8d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Alexander Harry</text:span></text:p>
        <text:p text:style-name="Header"><text:tab/><text:tab/><text:span text:style-name="MT1">Justin Keeling</text:span></text:p>
        <text:p text:style-name="Header"><text:tab/><text:tab/><text:span text:style-name="MT1">John Lambrech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1:56:22.659809024</meta:creation-date>
    <dc:date>2019-01-15T14:46:48.449734393</dc:date>
    <meta:editing-duration>PT7M43S</meta:editing-duration>
    <meta:editing-cycles>3</meta:editing-cycles>
    <meta:generator>LibreOffice/6.0.7.3$Linux_X86_64 LibreOffice_project/00m0$Build-3</meta:generator>
    <meta:document-statistic meta:table-count="0" meta:image-count="0" meta:object-count="1" meta:page-count="1" meta:paragraph-count="4" meta:word-count="7" meta:character-count="51" meta:non-whitespace-character-count="42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Claim: For set S = {</mtext>
            <mfrac>
              <mi>c</mi>
              <mi>d</mi>
            </mfrac>
            <mi mathvariant="normal">:</mi>
            <mrow>
              <mi>c</mi>
              <mo stretchy="false">∈</mo>
              <mrow>
                <mi mathvariant="normal">ℕ</mi>
                <mo stretchy="false">∪</mo>
                <mtext>{0}</mtext>
              </mrow>
            </mrow>
            <mi>,</mi>
            <mrow>
              <mi>d</mi>
              <mo stretchy="false">∈</mo>
              <mi mathvariant="normal">ℚ</mi>
            </mrow>
            <mi>,</mi>
            <mrow>
              <mi>d</mi>
              <mo stretchy="false">≠</mo>
              <mn>0</mn>
            </mrow>
            <mtext>}, </mtext>
            <mrow>
              <mi>S</mi>
              <mo stretchy="false">=</mo>
              <mi mathvariant="normal">ℚ</mi>
            </mrow>
          </mrow>
        </mtd>
      </mtr>
      <mtr>
        <mtd>
          <mrow>
            <mtext>Proof: Need to show </mtext>
            <mo stretchy="false">∀</mo>
            <mrow>
              <mi>s</mi>
              <mo stretchy="false">∈</mo>
              <mi>S</mi>
            </mrow>
            <mi>,</mi>
            <mrow>
              <mi>s</mi>
              <mo stretchy="false">∈</mo>
              <mi mathvariant="normal">ℚ</mi>
            </mrow>
          </mrow>
        </mtd>
      </mtr>
      <mtr>
        <mtd>
          <mrow>
            <mi mathvariant="italic">Let</mi>
            <mrow>
              <mi>s</mi>
              <mo stretchy="false">∈</mo>
              <mi>S</mi>
            </mrow>
            <mo stretchy="false">⇒</mo>
            <mrow>
              <mi>s</mi>
              <mo stretchy="false">=</mo>
              <mfrac>
                <mi>c</mi>
                <mi>d</mi>
              </mfrac>
            </mrow>
            <mtext> for </mtext>
            <mrow>
              <mi>c</mi>
              <mo stretchy="false">∈</mo>
              <mrow>
                <mi mathvariant="normal">ℕ</mi>
                <mo stretchy="false">∪</mo>
                <mtext>{0}</mtext>
              </mrow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>
            <mi>s</mi>
            <mo stretchy="false">∈</mo>
            <mi mathvariant="normal">ℚ</mi>
          </mrow>
        </mtd>
      </mtr>
      <mtr>
        <mtd>
          <mrow>
            <mtext>∴</mtext>
            <mrow>
              <mi>S</mi>
              <mo stretchy="false">=</mo>
              <mi mathvariant="normal">ℚ</mi>
            </mrow>
          </mrow>
        </mtd>
      </mtr>
    </mtable>
    <annotation encoding="StarMath 5.0">"Claim: For set S = {" {c} over {d} : c in setN union "{0}", d in setQ,
d &lt;&gt; 0 "}, "S = setQ
newline
"Proof: Need to show " forall s in S, s in setQ
newline
Let s in S drarrow s = {c} over {d} " for " c in setN union "{0}" 
newline
newline
newline
newline
s in setQ
newline
"∴" S = setQ</annotation>
  </semantics>
</math>
</file>